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標楷體" svg:font-family="標楷體" style:font-family-generic="script"/>
    <style:font-face style:name="Arial" svg:font-family="Arial" style:font-family-generic="roman" style:font-pitch="variable"/>
    <style:font-face style:name="Calibri" svg:font-family="Calibri" style:font-family-generic="roman" style:font-pitch="variable"/>
    <style:font-face style:name="DFKai-SB" svg:font-family="DFKai-SB"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FKai-SB1" svg:font-family="DFKai-SB"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表格1" style:family="table">
      <style:table-properties style:width="18.602cm" table:align="margins"/>
    </style:style>
    <style:style style:name="表格1.A" style:family="table-column">
      <style:table-column-properties style:column-width="18.602cm" style:rel-column-width="65535*"/>
    </style:style>
    <style:style style:name="表格1.A1" style:family="table-cell">
      <style:table-cell-properties fo:padding="0.049cm" fo:border="1pt solid #000000" style:writing-mode="page"/>
    </style:style>
    <style:style style:name="P1" style:family="paragraph" style:parent-style-name="Standard">
      <style:text-properties fo:font-size="13pt" style:font-size-asian="13pt" style:font-size-complex="13pt"/>
    </style:style>
    <style:style style:name="P2" style:family="paragraph" style:parent-style-name="Standard">
      <style:paragraph-properties fo:margin-left="1.27cm" fo:margin-right="0cm" fo:margin-top="0cm" fo:margin-bottom="0cm" style:contextual-spacing="false" fo:line-height="200%" fo:text-align="start" style:justify-single-word="false" fo:keep-together="auto" fo:orphans="0" fo:widows="0" fo:text-indent="-1.27cm" style:auto-text-indent="false" fo:padding="0cm" fo:border="none" fo:keep-with-next="auto"/>
    </style:style>
    <style:style style:name="P3" style:family="paragraph" style:parent-style-name="Standard">
      <style:text-properties fo:font-size="13pt" style:font-size-asian="13pt" style:font-size-complex="13pt"/>
    </style:style>
    <style:style style:name="P4" style:family="paragraph" style:parent-style-name="Standard">
      <style:text-properties officeooo:paragraph-rsid="0007dc45"/>
    </style:style>
    <style:style style:name="P5" style:family="paragraph" style:parent-style-name="Standard" style:list-style-name="WWNum1">
      <style:paragraph-properties fo:margin-left="1.27cm" fo:margin-right="0cm" fo:text-indent="-0.635cm" style:auto-text-indent="false"/>
    </style:style>
    <style:style style:name="P6" style:family="paragraph" style:parent-style-name="Standard" style:list-style-name="WWNum1">
      <style:paragraph-properties fo:margin-left="1.27cm" fo:margin-right="0cm" fo:text-indent="-0.635cm" style:auto-text-indent="false"/>
      <style:text-properties fo:font-size="13pt" style:font-size-asian="13pt" style:font-size-complex="13pt"/>
    </style:style>
    <style:style style:name="P7" style:family="paragraph" style:parent-style-name="Standard">
      <style:paragraph-properties fo:break-before="page"/>
      <style:text-properties fo:font-size="13pt" style:font-size-asian="13pt" style:font-size-complex="13pt"/>
    </style:style>
    <style:style style:name="P8" style:family="paragraph" style:parent-style-name="Standard" style:master-page-name="First_20_Page">
      <style:paragraph-properties style:page-number="auto"/>
    </style:style>
    <style:style style:name="P9" style:family="paragraph" style:parent-style-name="Standard">
      <style:paragraph-properties fo:margin-left="0cm" fo:margin-right="0.699cm" fo:line-height="0.494cm" fo:text-align="justify" style:justify-single-word="false" fo:text-indent="0cm" style:auto-text-indent="false"/>
      <style:text-properties style:font-name="標楷體" fo:font-size="13pt" officeooo:paragraph-rsid="0007dc45" style:font-name-asian="標楷體" style:font-size-asian="13pt" style:font-name-complex="標楷體" style:font-size-complex="13pt"/>
    </style:style>
    <style:style style:name="P10" style:family="paragraph" style:parent-style-name="Standard">
      <style:paragraph-properties fo:margin-left="0cm" fo:margin-right="0.699cm" fo:line-height="0.494cm" fo:text-align="justify" style:justify-single-word="false" fo:text-indent="0cm" style:auto-text-indent="false"/>
      <style:text-properties style:font-name="標楷體" fo:font-size="13pt" officeooo:rsid="0007dc45" officeooo:paragraph-rsid="0007dc45" style:font-name-asian="標楷體" style:font-size-asian="13pt" style:language-asian="zh" style:country-asian="TW" style:font-name-complex="標楷體" style:font-size-complex="13pt"/>
    </style:style>
    <style:style style:name="T1" style:family="text">
      <style:text-properties fo:font-size="13pt" style:font-size-asian="13pt" style:font-size-complex="13pt"/>
    </style:style>
    <style:style style:name="T2" style:family="text">
      <style:text-properties officeooo:rsid="0007dc45" style:language-asian="zh" style:country-asian="T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心智模擬效應是支持閱讀理解歷程符合知覺經驗再啟動理論的重要證據，相較於物件形狀與尺寸的模擬效應有較高的效果量及穩定的重現結果，物件方向的心智模擬效應的效果量則相對微弱。形狀的模擬效應符合視覺經驗再啟動的理論，物件方向的研究則引發動作經驗再啟動的探討。根據主要主持人的跨語言實驗研究經驗，發現有豐富分類詞的文字系統較有機會測得穩定的物件方向模擬效應。</text:span></text:p>
      <text:p text:style-name="P1">語言學分析及心理學調查研究顯示表徵無生命物件形狀的分類詞，常用來搭配特定幾何形狀的物件名詞，例如長型、平面與立體。合理推測表徵幾何形狀的分類詞，都能再啟動物件形狀的視覺經驗。本計畫將規劃建立刺激詞彙庫及物件圖庫，根據知覺經驗再啟動理論，測試分類詞詞彙知識增益中文物件形狀與方向效應的可能預測：</text:p>
      <text:p text:style-name="P1"/>
      <text:p text:style-name="P1">1. 如果分類詞能再啟動視覺經驗，表徵特定幾何形狀的分類詞增益效應高於通用分類詞(general classifiers)。通用分類詞是能表徵實體物件與非實體概念的分類詞，例如「個、口、條」。</text:p>
      <text:p text:style-name="P1">2.如果動作經驗再啟動有增益作用，置入表徵長型物件的分類詞，有描述動作的句子造成的效應高於沒有描述動作的句子。</text:p>
      <text:p text:style-name="P1"/>
      <table:table table:name="表格1" table:style-name="表格1">
        <table:table-column table:style-name="表格1.A"/>
        <table:table-row>
          <table:table-cell table:style-name="表格1.A1" office:value-type="string">
            <text:p text:style-name="P10">本項計畫預期成效有三個方面：(1)開拓文句理解研究課題與研究方法- 檢驗中文讀者的認知處理能否符合西方實驗研究得到的結論。(2)提昇中文閱讀研究實驗與整合分析的可重製性- 相關主題研究可運用本研究架構，維持研究內容的透明度，以及保障研究結果的可信度。(3)運用分類詞的學習效度評估- 有助開發華語分類詞教學適性教材與教學方向。</text:p>
            <text:p text:style-name="P9"/>
            <text:p text:style-name="P9">※此部分內容於獲核定補助後將逕予公開</text:p>
          </table:table-cell>
        </table:table-row>
      </table:table>
      <text:p text:style-name="P1"/>
      <text:p text:style-name="P1"/>
      <text:p text:style-name="P7">Based on the studies on the mental simulation effects, the reactivation of perceptual experience has been the plausible theory of sentence reading. Among the studied effects, the studies on object shape accumulated the replicable results, whereas the studies on object orientation showed the smaller effect and were unlikely to be replicated. Mental simulation of object shape was compatible with the theories of reactivating visual experience, and mental simulation of object orientation encouraged the theories of reactivating motor experience. This project is aiming to the alternative assumption about the mental simulation of object orientation, according to the recent studies of the primary investigator, that have relatively high effects happened in the languages having many classifiers.</text:p>
      <text:p text:style-name="P1"/>
      <text:p text:style-name="P1">Linguistic analysis and psychological surveys identified a set of classifiers that represent shapes of non-living objects, such as line, square, and stereoscopic. These classifiers usually pair with the nouns representing substance. Theories of reactivating perceptual experience would assume that these classifiers embedded in the sentences provoke the reactivation of visual experience. This project will start at the establishment of the repositories of word pairs and object pictures then design the experiments in terms of the reactivation of perceptual experience. The experiments will test the benefits of classifiers on the mental simulation effects of object shape and orientation:</text:p>
      <text:p text:style-name="P1"/>
      <text:list xml:id="list2821160286" text:style-name="WWNum1">
        <text:list-item>
          <text:p text:style-name="P6">In comparison of the general classifiers (e.g., 個, 口, 條), the classifiers representing the shapes of non-living objects would result in an observable benefit.</text:p>
        </text:list-item>
        <text:list-item>
          <text:p text:style-name="P5"><text:span text:style-name="T1">If the reactivation of motor experience is available, the classifiers representing lines would cause an observable benefit in the expression of the protagonist’s motion. <text:s text:c="2"/></text:span></text:p>
        </text:list-item>
      </text:list>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標楷體" svg:font-family="標楷體" style:font-family-generic="script"/>
    <style:font-face style:name="Arial" svg:font-family="Arial" style:font-family-generic="roman" style:font-pitch="variable"/>
    <style:font-face style:name="Calibri" svg:font-family="Calibri" style:font-family-generic="roman" style:font-pitch="variable"/>
    <style:font-face style:name="DFKai-SB" svg:font-family="DFKai-SB"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FKai-SB1" svg:font-family="DFKai-SB"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DFKai-SB" fo:font-family="DFKai-SB"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font-name="DFKai-SB" fo:font-family="DFKai-SB" style:font-family-generic="roman" style:font-pitch="variable" fo:font-size="12pt" style:text-underline-style="solid" style:text-underline-width="auto" style:text-underline-color="font-color" style:font-name-asian="DFKai-SB1" style:font-family-asian="DFKai-SB" style:font-family-generic-asian="system" style:font-pitch-asian="variable" style:font-size-asian="12pt" style:font-name-complex="DFKai-SB1" style:font-family-complex="DFKai-SB"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07dc45"/>
    </style:style>
    <style:style style:name="MT1" style:family="text">
      <style:text-properties officeooo:rsid="0007dc45" style:language-asian="zh" style:country-asian="TW"/>
    </style:style>
    <style:page-layout style:name="Mpm1">
      <style:page-layout-properties fo:page-width="21.001cm" fo:page-height="29.7cm" style:num-format="1" style:print-orientation="portrait" fo:margin-top="1.199cm" fo:margin-bottom="1.752cm" fo:margin-left="1.199cm" fo:margin-right="1.199cm" style:writing-mode="lr-tb" style:layout-grid-color="#c0c0c0" style:layout-grid-lines="273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498cm" fo:margin-bottom="1.752cm" fo:margin-left="1.199cm" fo:margin-right="1.199cm" style:writing-mode="lr-tb" style:layout-grid-color="#c0c0c0" style:layout-grid-lines="273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fo:background-color="transparent" style:dynamic-spacing="true" draw:fill="none"/>
      </style:footer-style>
    </style:page-layout>
    <style:page-layout style:name="Mpm3">
      <style:page-layout-properties fo:page-width="21.001cm" fo:page-height="29.7cm" style:num-format="1" style:print-orientation="portrait" fo:margin-top="1.498cm" fo:margin-bottom="1.752cm" fo:margin-left="1.199cm" fo:margin-right="1.199cm" style:writing-mode="lr-tb" style:layout-grid-color="#c0c0c0" style:layout-grid-lines="273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Standard">表CM0<text:span text:style-name="MT1">2</text:span> <text:s text:c="155"/>共 <text:page-count>2</text:page-count><text:s/>頁 <text:s/>第 <text:page-number text:select-page="current">2</text:page-number><text:s/>頁</text:p>
      </style:footer>
    </style:master-page>
    <style:master-page style:name="First_20_Page" style:display-name="First Page" style:page-layout-name="Mpm2" style:next-style-name="Standard">
      <style:header>
        <text:p text:style-name="Standard"/>
      </style:header>
      <style:footer>
        <text:p text:style-name="MP1">表CM0<text:span text:style-name="MT1">2</text:span> <text:s text:c="155"/>共 <text:page-count>2</text:page-count><text:s/>頁 <text:s/>第 <text:page-number text:select-page="current">1</text:page-number><text:s/>頁</text:p>
      </style:footer>
    </style:master-page>
    <style:master-page style:name="Converted1" style:page-layout-name="Mpm3">
      <style:header>
        <text:p text:style-name="Header"/>
      </style:header>
      <style:footer>
        <text:p text:style-name="Standard">表CM03 <text:s text:c="160"/>共<text:page-count>2</text:page-count>頁 第<text:page-number text:select-page="current">3</text:page-number>頁</text:p>
      </style:footer>
    </style:master-page>
    <style:master-page style:name="Converted2" style:page-layout-name="Mpm4" style:next-style-name="Converted1">
      <style:footer>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0-12-12T10:47:39.300000000</dc:date>
    <meta:editing-duration>PT12M35S</meta:editing-duration>
    <meta:editing-cycles>1</meta:editing-cycles>
    <meta:document-statistic meta:table-count="1" meta:image-count="0" meta:object-count="0" meta:page-count="2" meta:paragraph-count="13" meta:word-count="909" meta:character-count="2993" meta:non-whitespace-character-count="2244"/>
  </office:meta>
</office:document-meta>
</file>